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E000002993E88BB1F50A1FF47.png" manifest:media-type="image/png"/>
  <manifest:file-entry manifest:full-path="Pictures/100000000000021400000320F116A543AFFD7219.jpg" manifest:media-type="image/jpeg"/>
  <manifest:file-entry manifest:full-path="Pictures/10000000000000EF000000D30D8E99A2E0717D2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37cm"/>
    </style:style>
    <style:style style:name="gr5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4.401cm" svg:height="3.886cm" svg:x="11.938cm" svg:y="1.016cm">
          <draw:image xlink:href="Pictures/10000000000000EF000000D30D8E99A2E0717D2F.jpg" xlink:type="simple" xlink:show="embed" xlink:actuate="onLoad">
            <text:p/>
          </draw:image>
        </draw:frame>
        <draw:frame draw:style-name="gr1" draw:text-style-name="P1" draw:layer="layout" svg:width="5.276cm" svg:height="7.934cm" svg:x="4.572cm" svg:y="7.874cm">
          <draw:image xlink:href="Pictures/100000000000021400000320F116A543AFFD7219.jpg" xlink:type="simple" xlink:show="embed" xlink:actuate="onLoad">
            <text:p/>
          </draw:image>
        </draw:frame>
        <draw:frame draw:style-name="gr1" draw:text-style-name="P1" draw:layer="layout" svg:width="10.829cm" svg:height="6.35cm" svg:x="16.349cm" svg:y="8.128cm">
          <draw:image xlink:href="Pictures/100000000000046E000002993E88BB1F50A1FF47.png" xlink:type="simple" xlink:show="embed" xlink:actuate="onLoad">
            <text:p/>
          </draw:image>
        </draw:frame>
        <draw:frame draw:style-name="gr2" draw:text-style-name="P2" draw:layer="layout" svg:width="1.349cm" svg:height="0.962cm" svg:x="12.184cm" svg:y="9.906cm">
          <draw:text-box>
            <text:p>VS</text:p>
          </draw:text-box>
        </draw:frame>
        <draw:frame draw:style-name="gr3" draw:text-style-name="P2" draw:layer="layout" svg:width="17.78cm" svg:height="1.673cm" svg:x="7.62cm" svg:y="15.853cm">
          <draw:text-box>
            <text:p>#training samples child <text:tab/> &lt;&lt; <text:tab/><text:tab/>#training samples CNN</text:p>
          </draw:text-box>
        </draw:frame>
        <draw:frame draw:style-name="gr4" draw:text-style-name="P2" draw:layer="layout" svg:width="17.101cm" svg:height="0.962cm" svg:x="7.366cm" svg:y="17.526cm">
          <draw:text-box>
            <text:p>Conceptual learning child<text:tab/> <text:s/>&gt;<text:tab/> <text:s text:c="2"/>Conceptual learning CNN</text:p>
          </draw:text-box>
        </draw:frame>
        <draw:line draw:style-name="gr5" draw:text-style-name="P1" draw:layer="layout" svg:x1="11.938cm" svg:y1="4.902cm" svg:x2="8.89cm" svg:y2="7.366cm">
          <text:p/>
        </draw:line>
        <draw:line draw:style-name="gr5" draw:text-style-name="P1" draw:layer="layout" svg:x1="17.272cm" svg:y1="5.08cm" svg:x2="19.558cm" svg:y2="7.112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4:04:35.022843895</meta:creation-date>
    <meta:generator>LibreOffice/5.1.6.2$Linux_X86_64 LibreOffice_project/10m0$Build-2</meta:generator>
    <dc:date>2018-11-08T23:47:52.909159352</dc:date>
    <meta:editing-duration>PT3M3S</meta:editing-duration>
    <meta:editing-cycles>4</meta:editing-cycles>
    <meta:document-statistic meta:object-count="31"/>
  </office:meta>
</office:document-meta>
</file>